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s = {}</text:p>
      <text:p text:style-name="P1">print("Student Manager")</text:p>
      <text:p text:style-name="P1">def add_student():</text:p>
      <text:p text:style-name="P1"><text:s text:c="4"/>name = input("Enter name: ")</text:p>
      <text:p text:style-name="P1"><text:s text:c="4"/>marks = int(input("Enter marks: "))</text:p>
      <text:p text:style-name="P1"><text:s text:c="4"/>students[name] = marks</text:p>
      <text:p text:style-name="P1"><text:s text:c="4"/>print("Student added")</text:p>
      <text:p text:style-name="P1">def show_students():</text:p>
      <text:p text:style-name="P1"><text:s text:c="4"/>if not students:</text:p>
      <text:p text:style-name="P1"><text:s text:c="8"/>print("No students found")</text:p>
      <text:p text:style-name="P1"><text:s text:c="4"/>for name, marks in students.items():</text:p>
      <text:p text:style-name="P1"><text:s text:c="8"/>print(name, ":", marks)</text:p>
      <text:p text:style-name="P1">def average_marks():</text:p>
      <text:p text:style-name="P1"><text:s text:c="4"/>if not students:</text:p>
      <text:p text:style-name="P1"><text:s text:c="8"/>return 0</text:p>
      <text:p text:style-name="P1"><text:s text:c="4"/>return sum(students.values()) / len(students)</text:p>
      <text:p text:style-name="P1">while True:</text:p>
      <text:p text:style-name="P1"><text:s text:c="4"/>print("\n1.Add 2.Show 3.Average 4.Exit")</text:p>
      <text:p text:style-name="P1"><text:s text:c="4"/>choice = input("Enter choice: ")</text:p>
      <text:p text:style-name="P1"><text:s text:c="4"/>if choice == "1":</text:p>
      <text:p text:style-name="P1"><text:s text:c="8"/>add_student()</text:p>
      <text:p text:style-name="P1"><text:s text:c="4"/>elif choice == "2":</text:p>
      <text:p text:style-name="P1"><text:s text:c="8"/>show_students()</text:p>
      <text:p text:style-name="P1"><text:s text:c="4"/>elif choice == "3":</text:p>
      <text:p text:style-name="P1"><text:s text:c="8"/>print("Average:", average_marks())</text:p>
      <text:p text:style-name="P1"><text:s text:c="4"/>elif choice == "4":</text:p>
      <text:p text:style-name="P1"><text:s text:c="8"/>print("Goodbye")</text:p>
      <text:p text:style-name="P1"><text:s text:c="8"/>break</text:p>
      <text:p text:style-name="P1"><text:s text:c="4"/>else:</text:p>
      <text:p text:style-name="P1"><text:s text:c="8"/>print("Invalid choice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10:51:08.483850857</meta:creation-date>
    <dc:date>2026-01-13T10:52:30.106155859</dc:date>
    <meta:editing-duration>PT1M22S</meta:editing-duration>
    <meta:editing-cycles>1</meta:editing-cycles>
    <meta:document-statistic meta:table-count="0" meta:image-count="0" meta:object-count="0" meta:page-count="1" meta:paragraph-count="30" meta:word-count="85" meta:character-count="772" meta:non-whitespace-character-count="585"/>
    <meta:generator>LibreOffice/25.8.4.2$Linux_X86_64 LibreOffice_project/0366609b1de41a39e1896ae41e33c673f2a73802</meta:generator>
  </office:meta>
</office:document-meta>
</file>